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 Sans2" svg:font-family="'Open Sans'" style:font-pitch="variable"/>
    <style:font-face style:name="Open Sans3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empora LGC Uni1" svg:font-family="'Tempora LGC Un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1cm" svg:stroke-color="#000000" svg:stroke-opacity="100%" svg:stroke-linecap="butt" draw:fill-color="#ffffff" draw:textarea-horizontal-align="justify" draw:textarea-vertical-align="middle" draw:auto-grow-height="false" fo:min-height="4.6cm" fo:min-width="1.698cm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Dash" svg:stroke-width="0.1cm" svg:stroke-color="#000000" draw:marker-start-width="0.05cm" draw:marker-end-width="0.05cm" svg:stroke-linecap="butt" draw:fill-color="#ffffff" draw:textarea-horizontal-align="justify" draw:textarea-vertical-align="middle" draw:auto-grow-height="false" fo:min-height="4.6cm" fo:min-width="4.70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ash" svg:stroke-width="0.1cm" svg:stroke-color="#000000" svg:stroke-linecap="butt" draw:fill-color="#ffffff" draw:textarea-horizontal-align="justify" draw:textarea-vertical-align="middle" draw:auto-grow-height="false" fo:min-height="2.126cm" fo:min-width="9.124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Dash" svg:stroke-width="0.1cm" svg:stroke-color="#000000" draw:marker-start-width="0.35cm" draw:marker-end-width="0.35cm" svg:stroke-linecap="butt" draw:fill-color="#ffffff" draw:textarea-horizontal-align="justify" draw:textarea-vertical-align="middle" draw:auto-grow-height="false" fo:min-height="1.948cm" fo:min-width="9.124cm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3.5cm" fo:min-width="13.25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38cm"/>
      <style:paragraph-properties style:writing-mode="lr-tb"/>
    </style:style>
    <style:style style:name="gr11" style:family="graphic" style:parent-style-name="objectwithoutfill">
      <style:graphic-properties draw:stroke="dash" draw:stroke-dash="Dash" svg:stroke-width="0.1cm" svg:stroke-color="#000000" draw:marker-start-width="0.35cm" draw:marker-end-width="0.35cm" svg:stroke-linecap="butt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Dash" svg:stroke-width="0.1cm" svg:stroke-color="#000000" svg:stroke-linecap="butt" draw:fill="none" draw:fill-color="#ffffff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style:writing-mode="lr-tb"/>
      <style:text-properties fo:font-size="26pt" style:font-size-asian="26pt" style:language-asian="ja" style:country-asian="JP" style:font-size-complex="26pt" style:text-overline-style="solid" style:text-overline-width="auto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language-asian="ja" style:country-asian="JP" style:font-size-complex="26pt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6pt" fo:font-style="normal" fo:text-shadow="none" style:text-underline-style="none" fo:font-weight="normal" style:letter-kerning="true" style:font-name-asian="Tahoma" style:font-size-asian="26pt" style:language-asian="ja" style:country-asian="JP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Open Sans" fo:font-size="26pt" fo:font-style="normal" fo:text-shadow="none" style:text-underline-style="none" fo:font-weight="normal" style:letter-kerning="true" style:font-name-asian="Tahoma" style:font-size-asian="26pt" style:language-asian="ja" style:country-asian="JP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Open Sans" fo:font-size="20pt" fo:font-style="normal" fo:text-shadow="none" style:text-underline-style="none" fo:font-weight="normal" style:letter-kerning="true" style:font-name-asian="Tahoma" style:font-size-asian="20pt" style:language-asian="ja" style:country-asian="JP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6pt" fo:font-style="normal" fo:text-shadow="none" style:text-underline-style="none" fo:font-weight="normal" style:letter-kerning="true" style:font-name-asian="Tahoma" style:font-size-asian="26pt" style:language-asian="ja" style:country-asian="JP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25cm" svg:height="7cm" svg:x="11.2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cm" svg:x="3.7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3.75cm" svg:height="3.5cm" svg:x="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3.75cm" svg:height="3.25cm" svg:x="4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3.75cm" svg:height="13.75cm" svg:x="4cm" svg:y="4.7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cm" svg:y1="11.5cm" svg:x2="17.75cm" svg:y2="11.5cm">
          <text:p/>
        </draw:line>
        <draw:line draw:style-name="gr6" draw:text-style-name="P3" draw:layer="layout" svg:x1="4cm" svg:y1="8cm" svg:x2="17.75cm" svg:y2="8cm">
          <text:p/>
        </draw:line>
        <draw:line draw:style-name="gr6" draw:text-style-name="P3" draw:layer="layout" svg:x1="4.05cm" svg:y1="15cm" svg:x2="17.8cm" svg:y2="15cm">
          <text:p/>
        </draw:line>
        <draw:line draw:style-name="gr6" draw:text-style-name="P3" draw:layer="layout" svg:x1="7.75cm" svg:y1="4.75cm" svg:x2="7.75cm" svg:y2="18.5cm">
          <text:p/>
        </draw:line>
        <draw:line draw:style-name="gr6" draw:text-style-name="P3" draw:layer="layout" svg:x1="11.25cm" svg:y1="4.75cm" svg:x2="11.25cm" svg:y2="18.5cm">
          <text:p/>
        </draw:line>
        <draw:line draw:style-name="gr6" draw:text-style-name="P3" draw:layer="layout" svg:x1="14.5cm" svg:y1="4.75cm" svg:x2="14.5cm" svg:y2="18.5cm">
          <text:p/>
        </draw:line>
        <draw:frame draw:style-name="gr7" draw:text-style-name="P4" draw:layer="layout" svg:width="1.75cm" svg:height="1.504cm" svg:x="7cm" svg:y="2.75cm">
          <draw:text-box>
            <text:p><text:span text:style-name="T1">x</text:span><text:span text:style-name="T2">1</text:span><text:span text:style-name="T3"> </text:span></text:p>
          </draw:text-box>
        </draw:frame>
        <draw:frame draw:style-name="gr7" draw:text-style-name="P5" draw:layer="layout" svg:width="1.75cm" svg:height="1.504cm" svg:x="13.75cm" svg:y="2.75cm">
          <draw:text-box>
            <text:p><text:span text:style-name="T4">x</text:span><text:span text:style-name="T2">1 </text:span></text:p>
          </draw:text-box>
        </draw:frame>
        <draw:frame draw:style-name="gr7" draw:text-style-name="P6" draw:layer="layout" svg:width="1.75cm" svg:height="1.504cm" svg:x="2cm" svg:y="7cm">
          <draw:text-box>
            <text:p><text:span text:style-name="T1">x</text:span><text:span text:style-name="T2">0</text:span></text:p>
          </draw:text-box>
        </draw:frame>
        <draw:frame draw:style-name="gr7" draw:text-style-name="P6" draw:layer="layout" svg:width="1.75cm" svg:height="1.504cm" svg:x="2cm" svg:y="14.496cm">
          <draw:text-box>
            <text:p><text:span text:style-name="T4">x</text:span><text:span text:style-name="T2">0</text:span></text:p>
          </draw:text-box>
        </draw:frame>
        <draw:frame draw:style-name="gr8" draw:text-style-name="P6" draw:layer="layout" svg:width="1.75cm" svg:height="2.757cm" svg:x="5.25cm" svg:y="19.25cm">
          <draw:text-box>
            <text:p><text:span text:style-name="T4">x</text:span><text:span text:style-name="T2">2</text:span></text:p>
          </draw:text-box>
        </draw:frame>
        <draw:frame draw:style-name="gr8" draw:text-style-name="P6" draw:layer="layout" svg:width="1.75cm" svg:height="2.757cm" svg:x="15cm" svg:y="19.243cm">
          <draw:text-box>
            <text:p><text:span text:style-name="T4">x</text:span><text:span text:style-name="T2">2</text:span></text:p>
          </draw:text-box>
        </draw:frame>
        <draw:frame draw:style-name="gr9" draw:text-style-name="P6" draw:layer="layout" svg:width="1.75cm" svg:height="1.757cm" svg:x="10.5cm" svg:y="19.243cm">
          <draw:text-box>
            <text:p><text:span text:style-name="T1">x</text:span><text:span text:style-name="T2">2</text:span></text:p>
          </draw:text-box>
        </draw:frame>
        <draw:line draw:style-name="gr6" draw:text-style-name="P3" draw:layer="layout" svg:x1="7.75cm" svg:y1="19cm" svg:x2="14.5cm" svg:y2="19cm">
          <text:p/>
        </draw:line>
        <draw:line draw:style-name="gr6" draw:text-style-name="P3" draw:layer="layout" svg:x1="18.25cm" svg:y1="8cm" svg:x2="18.25cm" svg:y2="15cm">
          <text:p/>
        </draw:line>
        <draw:frame draw:style-name="gr7" draw:text-style-name="P6" draw:layer="layout" svg:width="1.5cm" svg:height="1.504cm" svg:x="18.5cm" svg:y="5.5cm">
          <draw:text-box>
            <text:p><text:span text:style-name="T4">x</text:span><text:span text:style-name="T2">3 </text:span></text:p>
          </draw:text-box>
        </draw:frame>
        <draw:frame draw:style-name="gr7" draw:text-style-name="P6" draw:layer="layout" svg:width="1.5cm" svg:height="1.504cm" svg:x="18.5cm" svg:y="16cm">
          <draw:text-box>
            <text:p><text:span text:style-name="T4">x</text:span><text:span text:style-name="T2">3 </text:span></text:p>
          </draw:text-box>
        </draw:frame>
        <draw:frame draw:style-name="gr7" draw:text-style-name="P6" draw:layer="layout" svg:width="1.5cm" svg:height="1.504cm" svg:x="18.5cm" svg:y="10.75cm">
          <draw:text-box>
            <text:p><text:span text:style-name="T5">x</text:span><text:span text:style-name="T2">3 </text:span></text:p>
          </draw:text-box>
        </draw:frame>
        <draw:line draw:style-name="gr6" draw:text-style-name="P3" draw:layer="layout" svg:x1="4cm" svg:y1="4.5cm" svg:x2="11cm" svg:y2="4.5cm">
          <text:p/>
        </draw:line>
        <draw:line draw:style-name="gr6" draw:text-style-name="P3" draw:layer="layout" svg:x1="11.5cm" svg:y1="4.5cm" svg:x2="17.75cm" svg:y2="4.5cm">
          <text:p/>
        </draw:line>
        <draw:line draw:style-name="gr6" draw:text-style-name="P3" draw:layer="layout" svg:x1="3.75cm" svg:y1="4.75cm" svg:x2="3.75cm" svg:y2="11.25cm">
          <text:p/>
        </draw:line>
        <draw:line draw:style-name="gr6" draw:text-style-name="P3" draw:layer="layout" svg:x1="3.75cm" svg:y1="18.5cm" svg:x2="3.75cm" svg:y2="11.5cm">
          <text:p/>
        </draw:line>
        <draw:frame draw:style-name="gr10" draw:text-style-name="P7" draw:layer="layout" svg:width="1.25cm" svg:height="1.788cm" svg:x="15.5cm" svg:y="15.75cm">
          <draw:text-box>
            <text:p><text:span text:style-name="T6">~</text:span></text:p>
          </draw:text-box>
        </draw:frame>
        <draw:frame draw:style-name="gr10" draw:text-style-name="P7" draw:layer="layout" svg:width="1.25cm" svg:height="1.788cm" svg:x="15.5cm" svg:y="5.5cm">
          <draw:text-box>
            <text:p><text:span text:style-name="T6">~</text:span></text:p>
          </draw:text-box>
        </draw:frame>
        <draw:frame draw:style-name="gr10" draw:text-style-name="P7" draw:layer="layout" svg:width="1.25cm" svg:height="1.788cm" svg:x="5.014cm" svg:y="5.559cm">
          <draw:text-box>
            <text:p><text:span text:style-name="T6">~</text:span></text:p>
          </draw:text-box>
        </draw:frame>
        <draw:frame draw:style-name="gr10" draw:text-style-name="P7" draw:layer="layout" svg:width="1.25cm" svg:height="1.788cm" svg:x="12.25cm" svg:y="5.5cm">
          <draw:text-box>
            <text:p><text:span text:style-name="T6">~</text:span></text:p>
          </draw:text-box>
        </draw:frame>
        <draw:frame draw:style-name="gr10" draw:text-style-name="P7" draw:layer="layout" svg:width="1.25cm" svg:height="1.788cm" svg:x="9cm" svg:y="5.5cm">
          <draw:text-box>
            <text:p><text:span text:style-name="T6">~</text:span></text:p>
          </draw:text-box>
        </draw:frame>
        <draw:frame draw:style-name="gr10" draw:text-style-name="P7" draw:layer="layout" svg:width="1.25cm" svg:height="1.788cm" svg:x="9cm" svg:y="12.25cm">
          <draw:text-box>
            <text:p><text:span text:style-name="T6">~</text:span></text:p>
          </draw:text-box>
        </draw:frame>
        <draw:frame draw:style-name="gr10" draw:text-style-name="P7" draw:layer="layout" svg:width="1.75cm" svg:height="1.788cm" svg:x="5.25cm" svg:y="15.75cm">
          <draw:text-box>
            <text:p><text:span text:style-name="T6">1</text:span></text:p>
          </draw:text-box>
        </draw:frame>
        <draw:frame draw:style-name="gr10" draw:text-style-name="P7" draw:layer="layout" svg:width="1.75cm" svg:height="1.788cm" svg:x="12.25cm" svg:y="15.962cm">
          <draw:text-box>
            <text:p><text:span text:style-name="T6">1</text:span></text:p>
          </draw:text-box>
        </draw:frame>
        <draw:frame draw:style-name="gr10" draw:text-style-name="P7" draw:layer="layout" svg:width="1.75cm" svg:height="1.788cm" svg:x="9cm" svg:y="15.962cm">
          <draw:text-box>
            <text:p><text:span text:style-name="T6">1</text:span></text:p>
          </draw:text-box>
        </draw:frame>
        <draw:frame draw:style-name="gr10" draw:text-style-name="P7" draw:layer="layout" svg:width="1.25cm" svg:height="1.788cm" svg:x="12.25cm" svg:y="12.462cm">
          <draw:text-box>
            <text:p><text:span text:style-name="T6">1</text:span></text:p>
          </draw:text-box>
        </draw:frame>
        <draw:frame draw:style-name="gr10" draw:text-style-name="P7" draw:layer="layout" svg:width="1.25cm" svg:height="1.788cm" svg:x="5.25cm" svg:y="12.462cm">
          <draw:text-box>
            <text:p><text:span text:style-name="T6">1</text:span></text:p>
          </draw:text-box>
        </draw:frame>
        <draw:frame draw:style-name="gr10" draw:text-style-name="P7" draw:layer="layout" svg:width="1.25cm" svg:height="1.788cm" svg:x="9cm" svg:y="8.962cm">
          <draw:text-box>
            <text:p><text:span text:style-name="T6">0</text:span></text:p>
          </draw:text-box>
        </draw:frame>
        <draw:frame draw:style-name="gr10" draw:text-style-name="P7" draw:layer="layout" svg:width="1.25cm" svg:height="1.788cm" svg:x="12.25cm" svg:y="12.462cm">
          <draw:text-box>
            <text:p><text:span text:style-name="T6">1</text:span></text:p>
          </draw:text-box>
        </draw:frame>
        <draw:frame draw:style-name="gr10" draw:text-style-name="P7" draw:layer="layout" svg:width="1.25cm" svg:height="1.788cm" svg:x="5.25cm" svg:y="8.962cm">
          <draw:text-box>
            <text:p><text:span text:style-name="T6">0</text:span></text:p>
          </draw:text-box>
        </draw:frame>
        <draw:frame draw:style-name="gr10" draw:text-style-name="P7" draw:layer="layout" svg:width="1.25cm" svg:height="1.788cm" svg:x="12.25cm" svg:y="9cm">
          <draw:text-box>
            <text:p><text:span text:style-name="T6">0</text:span></text:p>
          </draw:text-box>
        </draw:frame>
        <draw:frame draw:style-name="gr10" draw:text-style-name="P7" draw:layer="layout" svg:width="1.25cm" svg:height="1.788cm" svg:x="15.5cm" svg:y="9cm">
          <draw:text-box>
            <text:p><text:span text:style-name="T6">0</text:span></text:p>
          </draw:text-box>
        </draw:frame>
        <draw:frame draw:style-name="gr10" draw:text-style-name="P7" draw:layer="layout" svg:width="1.25cm" svg:height="1.788cm" svg:x="15.5cm" svg:y="12.462cm">
          <draw:text-box>
            <text:p><text:span text:style-name="T6">0</text:span></text:p>
          </draw:text-box>
        </draw:frame>
        <draw:path draw:style-name="gr11" draw:text-style-name="P3" draw:layer="layout" svg:width="3.024cm" svg:height="4.245cm" draw:transform="skewX (-0.0047123889803847) rotate (-1.45001954255689) translate (11.2249935769906cm 14.9989916078485cm)" svg:viewBox="0 0 3025 4246" svg:d="M0 8c391-47 772 120 1085 340 373 260 751 546 974 949 213 383 444 753 591 1180 128 369 278 729 319 1113l56 388-68 268">
          <text:p/>
        </draw:path>
        <draw:path draw:style-name="gr12" draw:text-style-name="P3" draw:layer="layout" svg:width="3.574cm" svg:height="3.268cm" draw:transform="rotate (-1.5707963267949) translate (14.5189486589973cm 14.925cm)" svg:viewBox="0 0 3575 3269" svg:d="M225 125c377 21 749-166 1123-117 404 54 712 61 1124 233 432 181 740 482 973 852 255 404 118 954-261 1164-409 226-722 634-1162 775-370 118-728 266-1123 232l-375-116-375 39-149-77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 Sans2" svg:font-family="'Open Sans'" style:font-pitch="variable"/>
    <style:font-face style:name="Open Sans3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empora LGC Uni1" svg:font-family="'Tempora LGC Uni'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ru" fo:country="RU" style:letter-kerning="true" style:font-name-asian="Open Sans" style:font-family-asian="'Open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44:14.928112301</meta:creation-date>
    <dc:date>2023-05-02T13:37:40.439120520</dc:date>
    <meta:editing-duration>PT19M44S</meta:editing-duration>
    <meta:editing-cycles>5</meta:editing-cycles>
    <meta:generator>LibreOffice/7.4.2.3$Linux_X86_64 LibreOffice_project/40$Build-3</meta:generator>
    <meta:document-statistic meta:object-count="46"/>
  </office:meta>
</office:document-meta>
</file>